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afc3" officeooo:paragraph-rsid="0005afc3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5afc3" officeooo:paragraph-rsid="0005afc3" style:font-weight-asian="bold" style:font-weight-complex="bold"/>
    </style:style>
    <style:style style:name="P3" style:family="paragraph" style:parent-style-name="Standard">
      <style:text-properties fo:font-weight="bold" officeooo:rsid="00073d0f" officeooo:paragraph-rsid="00073d0f" style:font-weight-asian="bold" style:font-weight-complex="bold"/>
    </style:style>
    <style:style style:name="P4" style:family="paragraph" style:parent-style-name="Standard">
      <style:text-properties fo:font-weight="normal" officeooo:rsid="00073d0f" officeooo:paragraph-rsid="00073d0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><text:span text:style-name="T1"/></text:p>
      <text:p text:style-name="P1"><text:span text:style-name="T1"/></text:p>
      <text:p text:style-name="P1"><text:span text:style-name="T1"/></text:p>
      <text:p text:style-name="P1">PUEDE CAMBIAR CONTENIDO HTML</text:p>
      <text:p text:style-name="P1"><text:span text:style-name="T1"/></text:p>
      <text:p text:style-name="P1"><text:span text:style-name="T1">Uno de los métodos de JavaScript es getElementById().</text:span></text:p>
      <text:p text:style-name="P1"><text:span text:style-name="T1"/></text:p>
      <text:p text:style-name="P1"><text:span text:style-name="T1">El siguiente ejemplo “encuentra” un </text:span><text:span text:style-name="T2">elemento</text:span><text:span text:style-name="T1"> </text:span><text:span text:style-name="T2">HTML</text:span><text:span text:style-name="T1"> (con la </text:span><text:span text:style-name="T2">id</text:span><text:span text:style-name="T1">=”demo”; y cambia el </text:span><text:span text:style-name="T2">contenido del elemento</text:span><text:span text:style-name="T4"> (</text:span><text:span text:style-name="T2">innerHTML</text:span><text:span text:style-name="T4">) a “Hello JavaScript”.<text:line-break/><text:line-break/>Ejemplo:</text:span></text:p>
      <text:p text:style-name="P1"><text:span text:style-name="T4"/></text:p>
      <text:p text:style-name="P1"><text:span text:style-name="T4">document.getElementById("demo").innerHTML = "Hello JavaScript"; </text:span></text:p>
      <text:p text:style-name="P1"><text:span text:style-name="T4"/></text:p>
      <text:p text:style-name="P1"><text:span text:style-name="T4"/></text:p>
      <text:p text:style-name="P1"><text:span text:style-name="T4">JavaScript acepta tanto comillas simples como dobles.</text:span></text:p>
      <text:p text:style-name="P1"><text:span text:style-name="T4"/></text:p>
      <text:p text:style-name="P1"><text:span text:style-name="T4">JavaScript puede cambiar los valores de atributo de HTML</text:span></text:p>
      <text:p text:style-name="P1"><text:span text:style-name="T4"/></text:p>
      <text:p text:style-name="P1"><text:span text:style-name="T4">Ejemplo que cambia el valor del atributo src(source) de un tag &lt;img&gt;<text:line-break/><text:line-break/>&lt;!DOCTYPE html&gt;</text:span></text:p>
      <text:p text:style-name="P1"><text:span text:style-name="T4">&lt;html&gt;</text:span></text:p>
      <text:p text:style-name="P1"><text:span text:style-name="T4">&lt;body&gt;</text:span></text:p>
      <text:p text:style-name="P1"><text:span text:style-name="T4"/></text:p>
      <text:p text:style-name="P1"><text:span text:style-name="T4">&lt;h2&gt;What Can JavaScript Do?&lt;/h2&gt;</text:span></text:p>
      <text:p text:style-name="P1"><text:span text:style-name="T4"/></text:p>
      <text:p text:style-name="P1"><text:span text:style-name="T4">&lt;p&gt;JavaScript can change HTML attribute values.&lt;/p&gt;</text:span></text:p>
      <text:p text:style-name="P1"><text:span text:style-name="T4"/></text:p>
      <text:p text:style-name="P1"><text:span text:style-name="T4">&lt;p&gt;In this case JavaScript changes the value of the src (source) attribute of an image.&lt;/p&gt;</text:span></text:p>
      <text:p text:style-name="P1"><text:span text:style-name="T4"/></text:p>
      <text:p text:style-name="Standard">&lt;button onclick="document.getElementById('myImage').src='../img/pic_bulbon.gif'"&gt;Encender la luz&lt;/button&gt;</text:p>
      <text:p text:style-name="P1"><text:span text:style-name="T4"/></text:p>
      <text:p text:style-name="P1"><text:span text:style-name="T4"/></text:p>
      <text:p text:style-name="P1"><text:span text:style-name="T4">&lt;img id="myImage" src="pic_bulboff.gif" style="width:100px"&gt;</text:span></text:p>
      <text:p text:style-name="P1"><text:span text:style-name="T4"/></text:p>
      <text:p text:style-name="Standard">&lt;button onclick="document.getElementById('myImage').src='../img/pic_bulboff.gif'"&gt;Apagar la luz&lt;/button&gt;</text:p>
      <text:p text:style-name="P1"><text:span text:style-name="T4"/></text:p>
      <text:p text:style-name="P1"><text:span text:style-name="T4"/></text:p>
      <text:p text:style-name="P1"><text:span text:style-name="T4">&lt;/body&gt;</text:span></text:p>
      <text:p text:style-name="P1"><text:span text:style-name="T4">&lt;/html&gt;</text:span></text:p>
      <text:p text:style-name="P2"><text:span text:style-name="T4"/></text:p>
      <text:p text:style-name="P3"><text:span text:style-name="T3">JAVASCRIPT PUEDE CAMBIAR ESTILOS CSS</text:span></text:p>
      <text:p text:style-name="P3"><text:span text:style-name="T3"/></text:p>
      <text:p text:style-name="P4"><text:span text:style-name="T3">Cambiar el estilo de un elemento HTML es una variante de cambiar un elemento HTML</text:span></text:p>
      <text:p text:style-name="P4"><text:span text:style-name="T3"/></text:p>
      <text:p text:style-name="P4"><text:span text:style-name="T3">document.getElementById("demo").style.fontSize = "35px"; </text:span></text:p>
      <text:p text:style-name="P4"><text:span text:style-name="T3"/></text:p>
      <text:p text:style-name="P4"><text:span text:style-name="T3"/></text:p>
      <text:p text:style-name="P3"><text:span text:style-name="T3">JAVASCRIPT PUEDE ESCONDER ELEMENTOS HTML</text:span></text:p>
      <text:p text:style-name="P3"><text:span text:style-name="T3"/></text:p>
      <text:p text:style-name="P4"><text:span text:style-name="T3">Se pueden esconder cambiando style.display:</text:span></text:p>
      <text:p text:style-name="P4"><text:span text:style-name="T3"/></text:p>
      <text:p text:style-name="P4"><text:span text:style-name="T3">document.getElementById("demo").style.display = "none"; </text:span></text:p>
      <text:p text:style-name="P4"><text:span text:style-name="T3"/></text:p>
      <text:p text:style-name="P3"><text:span text:style-name="T3">JAVASCRIPT PUEDE MOSTRAR ELEMENTOS HTML</text:span></text:p>
      <text:p text:style-name="P3"><text:span text:style-name="T4"/></text:p>
      <text:p text:style-name="P3"><text:span text:style-name="T4">Se pueden mostrar <text:s/>elementos ocultos cambiando style.display:</text:span></text:p>
      <text:p text:style-name="P3"><text:span text:style-name="T4"/></text:p>
      <text:p text:style-name="P3"><text:span text:style-name="T4">document.getElementById("demo").style.display = "block"; </text:span></text:p>
      <text:p text:style-name="P3"><text:span text:style-name="T4"/></text:p>
      <text:p text:style-name="P3"><text:span text:style-name="T4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4:35:45.040000000</meta:creation-date>
    <dc:date>2024-02-23T15:05:45.706000000</dc:date>
    <meta:editing-duration>PT30M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7" meta:word-count="160" meta:character-count="1435" meta:non-whitespace-character-count="1295"/>
  </office:meta>
</office:document-meta>
</file>